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 svg:font-family="Verdana"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7.59cm" fo:margin-top="0.199cm" fo:margin-bottom="0.199cm"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Table3.B1" style:family="table-cell">
      <style:table-cell-properties fo:background-color="transparent" fo:padding="0.097cm" fo:border="0.002cm solid #000000" style:writing-mode="page">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1" style:family="table">
      <style:table-properties style:width="17.604cm" fo:margin-left="0cm" fo:margin-right="-0.014cm" table:align="margins"/>
    </style:style>
    <style:style style:name="Table1.A" style:family="table-column">
      <style:table-column-properties style:column-width="6.486cm" style:rel-column-width="24146*"/>
    </style:style>
    <style:style style:name="Table1.B" style:family="table-column">
      <style:table-column-properties style:column-width="11.118cm" style:rel-column-width="41389*"/>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5.269cm" style:rel-column-width="21078*"/>
    </style:style>
    <style:style style:name="Table4.B" style:family="table-column">
      <style:table-column-properties style:column-width="11.114cm" style:rel-column-width="4445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style:font-name="Tahoma1" fo:font-size="22pt" fo:font-weight="bold" style:font-name-asian="MS PGothic1" style:font-size-asian="22pt" style:language-asian="ja" style:country-asian="JP" style:font-weight-asian="bold" style:font-size-complex="22pt" style:font-weight-complex="bold"/>
    </style:style>
    <style:style style:name="P5" style:family="paragraph" style:parent-style-name="Standard">
      <style:paragraph-properties fo:line-height="100%" fo:text-align="center" style:justify-single-word="false"/>
      <style:text-properties fo:color="#666666" style:font-name="Tahoma1"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style:font-name="Verdana" fo:font-size="12pt" style:font-size-asian="12pt" style:language-asian="zh" style:country-asian="TW" style:font-size-complex="12pt"/>
    </style:style>
    <style:style style:name="P7" style:family="paragraph" style:parent-style-name="Standard">
      <style:paragraph-properties fo:margin-top="1cm" fo:margin-bottom="0cm" fo:text-align="center" style:justify-single-word="false"/>
      <style:text-properties style:font-name="Verdana"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Heading_20_1">
      <style:paragraph-properties fo:text-align="start" style:justify-single-word="false"/>
      <style:text-properties style:font-name="MS PGothic1" style:font-name-asian="MS PGothic1" style:language-asian="ja" style:country-asian="JP"/>
    </style:style>
    <style:style style:name="P16" style:family="paragraph" style:parent-style-name="Heading_20_2">
      <style:paragraph-properties fo:text-align="start" style:justify-single-word="false"/>
      <style:text-properties style:font-name="MS PGothic1" style:font-name-asian="MS PGothic1"/>
    </style:style>
    <style:style style:name="P17" style:family="paragraph" style:parent-style-name="Text_20_body">
      <style:paragraph-properties fo:text-align="start" style:justify-single-word="false"/>
      <style:text-properties style:font-name="MS PGothic1" style:font-name-asian="MS PGothic1" style:language-asian="zh" style:country-asian="TW"/>
    </style:style>
    <style:style style:name="P18" style:family="paragraph" style:parent-style-name="Table_20_Heading">
      <style:text-properties fo:font-size="10pt" style:font-size-asian="10pt" style:font-size-complex="10pt"/>
    </style:style>
    <style:style style:name="P19" style:family="paragraph" style:parent-style-name="Table_20_Contents">
      <style:text-properties fo:font-size="9pt" style:font-size-asian="9pt" style:font-size-complex="9pt"/>
    </style:style>
    <style:style style:name="P20" style:family="paragraph" style:parent-style-name="Table_20_Contents">
      <style:text-properties fo:font-size="10pt" style:font-size-asian="10pt" style:font-size-complex="10pt"/>
    </style:style>
    <style:style style:name="P21" style:family="paragraph" style:parent-style-name="Text_20_body">
      <style:paragraph-properties fo:text-align="start" style:justify-single-word="false"/>
      <style:text-properties style:font-name="MS PGothic1" style:font-name-asian="MS PGothic1" style:language-asian="ja" style:country-asian="JP"/>
    </style:style>
    <style:style style:name="P22" style:family="paragraph" style:parent-style-name="Table_20_Contents">
      <style:paragraph-properties fo:margin-left="0cm" fo:margin-right="0cm" fo:margin-top="0.499cm" fo:margin-bottom="0.21cm" fo:line-height="125%" fo:text-indent="0cm" style:auto-text-indent="false" text:number-lines="false" text:line-number="0"/>
      <style:text-properties style:font-name="MS PGothic" fo:font-size="10pt" style:font-name-asian="MS PGothic" style:font-size-asian="10pt"/>
    </style:style>
    <style:style style:name="P23" style:family="paragraph" style:parent-style-name="Table_20_Contents">
      <style:paragraph-properties fo:margin-left="0cm" fo:margin-right="0cm" fo:margin-top="0.499cm" fo:margin-bottom="0.21cm" fo:line-height="125%" fo:text-indent="0cm" style:auto-text-indent="false" text:number-lines="false" text:line-number="0"/>
    </style:style>
    <style:style style:name="P24" style:family="paragraph" style:parent-style-name="Standard">
      <style:paragraph-properties fo:text-align="start" style:justify-single-word="false"/>
      <style:text-properties style:font-name="MS PGothic1" style:font-name-asian="MS PGothic1" style:language-asian="zh" style:country-asian="TW"/>
    </style:style>
    <style:style style:name="P25" style:family="paragraph" style:parent-style-name="Standard">
      <style:paragraph-properties fo:text-align="start" style:justify-single-word="false"/>
      <style:text-properties style:language-asian="zh" style:country-asian="TW"/>
    </style:style>
    <style:style style:name="P26" style:family="paragraph" style:parent-style-name="Heading_20_1">
      <style:paragraph-properties fo:text-align="start" style:justify-single-word="false"/>
      <style:text-properties style:font-name="MS PGothic1" style:font-name-asian="MS PGothic1"/>
    </style:style>
    <style:style style:name="P27" style:family="paragraph" style:parent-style-name="Table_20_Heading">
      <style:paragraph-properties fo:text-align="start" style:justify-single-word="false"/>
      <style:text-properties style:font-name="MS PGothic1" style:font-name-asian="MS PGothic1"/>
    </style:style>
    <style:style style:name="P28" style:family="paragraph" style:parent-style-name="Table_20_Contents">
      <style:paragraph-properties fo:text-align="start" style:justify-single-word="false"/>
      <style:text-properties style:font-name="MS PGothic1" style:font-name-asian="MS PGothic1"/>
    </style:style>
    <style:style style:name="P29" style:family="paragraph" style:parent-style-name="Table_20_Contents">
      <style:paragraph-properties fo:text-align="start" style:justify-single-word="false"/>
      <style:text-properties style:font-name="MS PGothic1" style:font-name-asian="MS PGothic1" style:language-asian="ja" style:country-asian="JP"/>
    </style:style>
    <style:style style:name="P30" style:family="paragraph" style:parent-style-name="Text_20_body">
      <style:paragraph-properties fo:text-align="start" style:justify-single-word="false"/>
      <style:text-properties style:font-name="MS PGothic1" style:font-name-asian="MS PGothic1"/>
    </style:style>
    <style:style style:name="P31" style:family="paragraph" style:parent-style-name="Text_20_body">
      <style:paragraph-properties fo:text-align="start" style:justify-single-word="false"/>
    </style:style>
    <style:style style:name="P32" style:family="paragraph" style:parent-style-name="Text_20_body" style:list-style-name="L2">
      <style:paragraph-properties fo:text-align="start" style:justify-single-word="false"/>
    </style:style>
    <style:style style:name="P33" style:family="paragraph" style:parent-style-name="Text_20_body" style:list-style-name="L2">
      <style:paragraph-properties fo:text-align="start" style:justify-single-word="false"/>
      <style:text-properties style:language-asian="zh" style:country-asian="TW"/>
    </style:style>
    <style:style style:name="P34" style:family="paragraph" style:parent-style-name="Heading_20_3">
      <style:paragraph-properties fo:text-align="start" style:justify-single-word="false"/>
      <style:text-properties style:font-name="MS PGothic1" style:font-name-asian="MS PGothic1"/>
    </style:style>
    <style:style style:name="P35" style:family="paragraph" style:parent-style-name="Text_20_body_20_indent" style:list-style-name="L3">
      <style:paragraph-properties fo:text-align="start" style:justify-single-word="false"/>
      <style:text-properties style:font-name="MS PGothic1" style:font-name-asian="MS PGothic1"/>
    </style:style>
    <style:style style:name="P36" style:family="paragraph" style:parent-style-name="Text_20_body" style:list-style-name="L4">
      <style:paragraph-properties fo:margin-left="1.222cm" fo:margin-right="0cm" fo:text-align="start" style:justify-single-word="false" fo:text-indent="0cm" style:auto-text-indent="false"/>
    </style:style>
    <style:style style:name="P37" style:family="paragraph" style:parent-style-name="Text_20_body" style:list-style-name="L4">
      <style:paragraph-properties fo:margin-left="1.222cm" fo:margin-right="0cm" fo:text-align="start" style:justify-single-word="false" fo:text-indent="0cm" style:auto-text-indent="false"/>
      <style:text-properties style:font-name="MS PGothic1" style:font-name-asian="MS PGothic1"/>
    </style:style>
    <style:style style:name="P38" style:family="paragraph" style:parent-style-name="Footnote">
      <style:text-properties style:font-name="MS PGothic1" style:font-name-asian="MS PGothic1"/>
    </style:style>
    <style:style style:name="P39" style:family="paragraph" style:parent-style-name="Text_20_body">
      <style:paragraph-properties fo:margin-left="1.222cm" fo:margin-right="0cm" fo:text-align="start" style:justify-single-word="false" fo:text-indent="0cm" style:auto-text-indent="false"/>
    </style:style>
    <style:style style:name="P40" style:family="paragraph" style:parent-style-name="Text_20_body" style:list-style-name="L5">
      <style:paragraph-properties fo:margin-left="1.203cm" fo:margin-right="0cm" fo:text-align="start" style:justify-single-word="false" fo:text-indent="0cm" style:auto-text-indent="false"/>
    </style:style>
    <style:style style:name="P41" style:family="paragraph" style:parent-style-name="Text_20_body" style:list-style-name="L5">
      <style:paragraph-properties fo:margin-left="1.203cm" fo:margin-right="0cm" fo:text-align="start" style:justify-single-word="false" fo:text-indent="0cm" style:auto-text-indent="false"/>
      <style:text-properties style:font-name="MS PGothic1" style:font-name-asian="MS PGothic1"/>
    </style:style>
    <style:style style:name="P42" style:family="paragraph" style:parent-style-name="Text_20_body">
      <style:paragraph-properties fo:margin-left="1.203cm" fo:margin-right="0cm" fo:text-align="start" style:justify-single-word="false" fo:text-indent="0cm" style:auto-text-indent="false"/>
    </style:style>
    <style:style style:name="P43" style:family="paragraph" style:parent-style-name="Text_20_body" style:master-page-name="">
      <style:paragraph-properties fo:text-align="start" style:justify-single-word="false" fo:keep-with-next="auto"/>
      <style:text-properties style:font-name="MS PGothic1" style:font-name-asian="MS PGothic1"/>
    </style:style>
    <style:style style:name="P44" style:family="paragraph" style:parent-style-name="Text_20_body_20_indent">
      <style:paragraph-properties fo:text-align="start" style:justify-single-word="false"/>
      <style:text-properties style:font-name="MS PGothic1" style:font-name-asian="MS PGothic1" style:language-asian="ja" style:country-asian="JP"/>
    </style:style>
    <style:style style:name="P45" style:family="paragraph" style:parent-style-name="Text_20_body_20_indent">
      <style:paragraph-properties fo:text-align="start" style:justify-single-word="false"/>
      <style:text-properties style:font-name="MS PGothic1" style:font-name-asian="MS PGothic1"/>
    </style:style>
    <style:style style:name="P46" style:family="paragraph" style:parent-style-name="Table_20_Contents">
      <style:paragraph-properties fo:text-align="start" style:justify-single-word="false"/>
      <style:text-properties style:font-name="MS PGothic1" style:font-name-asian="MS PGothic1" style:language-asian="zh" style:country-asian="TW"/>
    </style:style>
    <style:style style:name="P47" style:family="paragraph" style:parent-style-name="Table_20_Contents">
      <style:paragraph-properties fo:text-align="start" style:justify-single-word="false"/>
      <style:text-properties style:language-asian="zh" style:country-asian="TW"/>
    </style:style>
    <style:style style:name="P48" style:family="paragraph" style:parent-style-name="Table_20_Contents">
      <style:paragraph-properties fo:text-align="start" style:justify-single-word="false"/>
      <style:text-properties style:font-name="Courier New1" style:font-name-asian="MS PGothic1"/>
    </style:style>
    <style:style style:name="P49" style:family="paragraph" style:parent-style-name="Table_20_Contents">
      <style:text-properties style:language-asian="zh" style:country-asian="TW"/>
    </style:style>
    <style:style style:name="P50" style:family="paragraph" style:parent-style-name="Table_20_Contents">
      <style:paragraph-properties fo:text-align="start" style:justify-single-word="false"/>
      <style:text-properties style:font-name="MS PGothic1" fo:font-style="normal" style:font-name-asian="MS PGothic1" style:language-asian="ja" style:country-asian="JP" style:font-style-asian="normal" style:font-style-complex="normal"/>
    </style:style>
    <style:style style:name="P51" style:family="paragraph" style:parent-style-name="Table_20_Contents">
      <style:paragraph-properties fo:text-align="start" style:justify-single-word="false"/>
    </style:style>
    <style:style style:name="P52" style:family="paragraph" style:parent-style-name="Text_20_body" style:master-page-name="">
      <style:paragraph-properties fo:text-align="start" style:justify-single-word="false" fo:keep-with-next="auto"/>
      <style:text-properties style:font-name="MS PGothic1" style:font-name-asian="MS PGothic1" style:language-asian="zh" style:country-asian="TW"/>
    </style:style>
    <style:style style:name="P53" style:family="paragraph" style:parent-style-name="Code_20_Indent">
      <style:paragraph-properties fo:text-align="start" style:justify-single-word="false"/>
      <style:text-properties style:font-name="MS PGothic1" style:font-name-asian="MS PGothic1"/>
    </style:style>
    <style:style style:name="P54" style:family="paragraph" style:parent-style-name="Text_20_body">
      <style:paragraph-properties fo:text-align="start" style:justify-single-word="false"/>
      <style:text-properties style:font-name="MS Gothic" style:font-name-asian="MS Gothic"/>
    </style:style>
    <style:style style:name="T1" style:family="text">
      <style:text-properties style:font-name="Verdana"/>
    </style:style>
    <style:style style:name="T2" style:family="text">
      <style:text-properties fo:color="#808080" style:text-position="super 58%" fo:font-size="10pt" fo:font-weight="normal" fo:background-color="transparent" style:font-size-asian="10pt" style:font-weight-asian="normal" style:font-weight-complex="normal"/>
    </style:style>
    <style:style style:name="T3" style:family="text">
      <style:text-properties style:language-asian="ja" style:country-asian="JP"/>
    </style:style>
    <style:style style:name="T4" style:family="text">
      <style:text-properties fo:font-size="10pt" style:font-size-asian="10pt" style:language-asian="zh" style:country-asian="TW" style:font-size-complex="10pt"/>
    </style:style>
    <style:style style:name="T5" style:family="text">
      <style:text-properties fo:font-size="10pt" style:font-size-asian="10pt" style:font-size-complex="10pt"/>
    </style:style>
    <style:style style:name="T6" style:family="text">
      <style:text-properties style:language-asian="zh" style:country-asian="TW"/>
    </style:style>
    <style:style style:name="T7" style:family="text">
      <style:text-properties style:font-name="MS PGothic" fo:font-size="10pt" style:font-name-asian="MS PGothic" style:font-size-asian="10pt" style:font-size-complex="10pt"/>
    </style:style>
    <style:style style:name="T8" style:family="text">
      <style:text-properties style:font-name="MS PGothic" fo:font-size="10pt" style:font-name-asian="MS PGothic" style:font-size-asian="10pt"/>
    </style:style>
    <style:style style:name="T9" style:family="text">
      <style:text-properties style:font-name="MS PGothic1" style:font-name-asian="MS PGothic1"/>
    </style:style>
    <style:style style:name="T10" style:family="text" style:parent-style-name="Source_20_Text">
      <style:text-properties style:language-asian="ja" style:country-asian="JP"/>
    </style:style>
    <style:style style:name="T11" style:family="text">
      <style:text-properties style:font-name="MS PGothic1" style:font-name-asian="MS PGothic1" style:language-asian="ja" style:country-asian="JP"/>
    </style:style>
    <style:style style:name="T12" style:family="text" style:parent-style-name="Internet_20_link">
      <style:text-properties style:font-name-asian="MS PGothic1" style:language-asian="ja" style:country-asian="JP"/>
    </style:style>
    <style:style style:name="T13" style:family="text" style:parent-style-name="Internet_20_link">
      <style:text-properties style:font-name-asian="MS PGothic1" style:language-asian="zh" style:country-asian="TW"/>
    </style:style>
    <style:style style:name="T14" style:family="text" style:parent-style-name="Internet_20_link">
      <style:text-properties style:font-name-asian="MS PGothic1"/>
    </style:style>
    <style:style style:name="T15" style:family="text">
      <style:text-properties style:font-name="MS PGothic1" style:font-name-asian="MS PGothic1" style:language-asian="ja" style:country-asian="JP"/>
    </style:style>
    <style:style style:name="T16" style:family="text">
      <style:text-properties style:font-name="MS PGothic1" style:font-name-asian="MS PGothic1"/>
    </style:style>
    <style:style style:name="T17" style:family="text" style:parent-style-name="Source_20_Text">
      <style:text-properties style:language-asian="ja" style:country-asian="JP"/>
    </style:style>
    <style:style style:name="T18" style:family="text">
      <style:text-properties style:font-name="MS PGothic1" style:font-name-asian="MS PGothic1" style:language-asian="zh" style:country-asian="TW"/>
    </style:style>
    <style:style style:name="T19" style:family="text" style:parent-style-name="Source_20_Text">
      <style:text-properties style:font-name="Courier New1"/>
    </style:style>
    <style:style style:name="T20" style:family="text" style:parent-style-name="Source_20_Text">
      <style:text-properties style:language-asian="zh" style:country-asian="TW"/>
    </style:style>
    <style:style style:name="T21" style:family="text" style:parent-style-name="Source_20_Text">
      <style:text-properties style:font-name="Courier New1" style:language-asian="zh" style:country-asian="TW"/>
    </style:style>
    <style:style style:name="T22" style:family="text" style:parent-style-name="Source_20_Text">
      <style:text-properties style:font-name="Courier New1" style:language-asian="ja" style:country-asian="JP"/>
    </style:style>
    <style:style style:name="T23" style:family="text" style:parent-style-name="Source_20_Text">
      <style:text-properties style:font-name="Courier New1" style:text-underline-style="none"/>
    </style:style>
    <style:style style:name="T24" style:family="text">
      <style:text-properties style:font-name="Courier New1"/>
    </style:style>
    <style:style style:name="T25" style:family="text">
      <style:text-properties style:font-name="Courier New1" style:font-name-asian="MS PGothic1"/>
    </style:style>
    <style:style style:name="T26" style:family="text">
      <style:text-properties style:language-asian="ja" style:country-asian="JP"/>
    </style:style>
    <style:style style:name="T27" style:family="text">
      <style:text-properties fo:font-weight="bold" style:language-asian="ja" style:country-asian="JP" style:font-weight-asian="bold" style:font-weight-complex="bold"/>
    </style:style>
    <style:style style:name="T28" style:family="text">
      <style:text-properties style:font-name="MS Gothic" style:font-name-asian="MS Gothic" style:language-asian="ja" style:country-asian="JP"/>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text:span text:style-name="T1">ZK</text:span><text:span text:style-name="T2">TM</text:span></text:p>
      <text:p text:style-name="P4">クイックスタートガイド</text:p>
      <text:p text:style-name="P5">Version 3.0.3</text:p>
      <text:p text:style-name="P6">January 2008</text:p>
      <text:p text:style-name="P7">Potix Corporation</text:p>
      <text:p text:style-name="P8"/>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3">はじめに<text:tab/>4</text:p>
          <text:p text:style-name="P14"><text:a xlink:type="simple" xlink:href="#1.1.サーブレットコンテナ (Java Web Server)のご紹介|outline" text:style-name="Internet_20_link" text:visited-style-name="Internet_20_link">サーブレットコンテナ (Java Web Server)のご紹介<text:tab/>4</text:a></text:p>
          <text:p text:style-name="P14"><text:a xlink:type="simple" xlink:href="#1.2.Java言語のご紹介|outline" text:style-name="Internet_20_link" text:visited-style-name="Internet_20_link">Java言語のご紹介<text:tab/>4</text:a></text:p>
          <text:p text:style-name="P14"><text:a xlink:type="simple" xlink:href="#1.3.統合開発環境 (IDE)のご紹介|outline" text:style-name="Internet_20_link" text:visited-style-name="Internet_20_link">統合開発環境 (IDE)のご紹介<text:tab/>4</text:a></text:p>
          <text:p text:style-name="P13">1. ダウンロード<text:tab/>5</text:p>
          <text:p text:style-name="P13">2. デモファイルを実行してみよう<text:tab/>6</text:p>
          <text:p text:style-name="P13">3. インストール<text:tab/>7</text:p>
          <text:p text:style-name="P14"><text:a xlink:type="simple" xlink:href="#4.1.方法 1: ZKをアプリケーションに添付する|outline" text:style-name="Internet_20_link" text:visited-style-name="Internet_20_link">方法 1: ZKをアプリケーションに添付する<text:tab/>7</text:a></text:p>
          <text:p text:style-name="P14"><text:a xlink:type="simple" xlink:href="#4.2.方法 2: ZKライブラリーを共有フォルダに置く|outline" text:style-name="Internet_20_link" text:visited-style-name="Internet_20_link">方法 2: ZKライブラリーを共有フォルダに置く<text:tab/>7</text:a></text:p>
          <text:p text:style-name="P14"><text:a xlink:type="simple" xlink:href="#4.3.MySQL3を使う|outline" text:style-name="Internet_20_link" text:visited-style-name="Internet_20_link">MySQLを使う<text:tab/>8</text:a></text:p>
          <text:p text:style-name="P13">4. ZKパッケージ<text:tab/>9</text:p>
          <text:p text:style-name="P14"><text:a xlink:type="simple" xlink:href="#5.1./doc|outline" text:style-name="Internet_20_link" text:visited-style-name="Internet_20_link">/doc<text:tab/>9</text:a></text:p>
          <text:p text:style-name="P14"><text:a xlink:type="simple" xlink:href="#5.2./dist/lib|outline" text:style-name="Internet_20_link" text:visited-style-name="Internet_20_link">/dist/lib<text:tab/>9</text:a></text:p>
          <text:p text:style-name="P14"><text:a xlink:type="simple" xlink:href="#5.3./dist/lib/zkforge|outline" text:style-name="Internet_20_link" text:visited-style-name="Internet_20_link">/dist/lib/zkforge<text:tab/>9</text:a></text:p>
          <text:p text:style-name="P14"><text:a xlink:type="simple" xlink:href="#5.4./dist/lib/ext|outline" text:style-name="Internet_20_link" text:visited-style-name="Internet_20_link">/dist/lib/ext<text:tab/>9</text:a></text:p>
          <text:p text:style-name="P14"><text:a xlink:type="simple" xlink:href="#5.5./dist/src|outline" text:style-name="Internet_20_link" text:visited-style-name="Internet_20_link">/dist/src<text:tab/>10</text:a></text:p>
          <text:p text:style-name="P14"><text:a xlink:type="simple" xlink:href="#5.6./dist/xsd|outline" text:style-name="Internet_20_link" text:visited-style-name="Internet_20_link">/dist/xsd<text:tab/>11</text:a></text:p>
          <text:p text:style-name="P14"><text:a xlink:type="simple" xlink:href="#5.7./dist/WEB-INF|outline" text:style-name="Internet_20_link" text:visited-style-name="Internet_20_link">/dist/WEB-INF<text:tab/>11</text:a></text:p>
          <text:p text:style-name="P13">5. デモパッケージ<text:tab/>12</text:p>
          <text:p text:style-name="P14"><text:a xlink:type="simple" xlink:href="#6.1./|outline" text:style-name="Internet_20_link" text:visited-style-name="Internet_20_link">/<text:tab/>12</text:a></text:p>
          <text:p text:style-name="P14"><text:a xlink:type="simple" xlink:href="#6.2./zkdemo|outline" text:style-name="Internet_20_link" text:visited-style-name="Internet_20_link">/zkdemo<text:tab/>12</text:a></text:p>
          <text:p text:style-name="P14"><text:a xlink:type="simple" xlink:href="#6.3./MyApp|outline" text:style-name="Internet_20_link" text:visited-style-name="Internet_20_link">/MyApp<text:tab/>12</text:a></text:p>
          <text:p text:style-name="P13">6. 初めてのZKアプリ<text:tab/>13</text:p>
          <text:p text:style-name="P14"><text:a xlink:type="simple" xlink:href="#7.1.初めての Hello World|outline" text:style-name="Internet_20_link" text:visited-style-name="Internet_20_link">初めての Hello World<text:tab/>15</text:a></text:p>
        </text:index-body>
      </text:table-of-content>
      <text:h text:style-name="P15" text:outline-level="1">はじめに</text:h>
      <text:h text:style-name="P16" text:outline-level="2"><text:span text:style-name="T3">サーブレットコンテナ</text:span> (Java Web Server)<text:span text:style-name="T3">のご紹介</text:span></text:h>
      <text:p text:style-name="P17"><text:span text:style-name="T3">Javaでウェブアプリケーションを開発するにはサーブレットコンテナをインストールしなければなりません。Apache </text:span>Tomcat<text:span text:style-name="T3">は最も普及しているサーブレットコンテナの一つです。Tomcatをインストールする方法はとても簡単です。</text:span></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18">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19"><text:a xlink:type="simple" xlink:href="http://www.apache.org/dist/tomcat/tomcat-5/v5.5.20/bin/apache-tomcat-5.5.20.exe"><text:span text:style-name="T4">Installer for Windows:</text:span></text:a><text:a xlink:type="simple" xlink:href="http://www.apache.org/dist/tomcat/tomcat-5/v5.5.20/bin/apache-tomcat-5.5.20.exe"><text:span text:style-name="T5">apache-tomcat-5.5.20.exe</text:span></text:a></text:p>
            <text:p text:style-name="P20">A list of all available versions:<text:line-break/><text:span text:style-name="T6"><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20"><text:a xlink:type="simple" xlink:href="http://tomcat.apache.org/tomcat-5.5-doc/index.html" office:target-frame-name="_blank" xlink:show="new">http://tomcat.apache.org/tomcat-5.5-doc/index.html</text:a></text:p>
          </table:table-cell>
        </table:table-row>
      </table:table>
      <text:h text:style-name="P16" text:outline-level="2">Java<text:span text:style-name="T3">言語のご紹介</text:span></text:h>
      <text:p text:style-name="P21">HTMLに類似するZUMLという言語を使えば、Javaが分からなくてもZKでリッチなユーザーインターフェースを実現することは可能です。但し、一つのウェブアプリケーションを完成するのに、Javaの基本知識は必要です。Javaのチュートリアルをいくつかリストアップしました。</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Table_20_Heading">URLs</text:p>
            </table:table-cell>
          </table:table-row>
        </table:table-header-rows>
        <table:table-row table:style-name="Table3.1">
          <table:table-cell table:style-name="Table3.A2" office:value-type="string">
            <text:p text:style-name="P22">Language Basic</text:p>
          </table:table-cell>
          <table:table-cell table:style-name="Table3.B2" office:value-type="string">
            <text:p text:style-name="P23"><text:a xlink:type="simple" xlink:href="http://java.sun.com/docs/books/tutorial/java/nutsandbolts/index.html"><text:span text:style-name="T7">http://java.sun.com/docs/books/tutorial/java/nutsandbolts/index.html</text:span></text:a></text:p>
          </table:table-cell>
        </table:table-row>
        <table:table-row table:style-name="Table3.1">
          <table:table-cell table:style-name="Table3.A2" office:value-type="string">
            <text:p text:style-name="P22">Class and Object</text:p>
          </table:table-cell>
          <table:table-cell table:style-name="Table3.B2" office:value-type="string">
            <text:p text:style-name="P23"><text:a xlink:type="simple" xlink:href="http://java.sun.com/docs/books/tutorial/java/concepts/index.html"><text:span text:style-name="T7">http://java.sun.com/docs/books/tutorial/java/concepts/index.html</text:span></text:a></text:p>
            <text:p text:style-name="P23"><text:a xlink:type="simple" xlink:href="http://java.sun.com/docs/books/tutorial/java/javaOO/index.html"><text:span text:style-name="T7">http://java.sun.com/docs/books/tutorial/java/javaOO/index.html</text:span></text:a></text:p>
            <text:p text:style-name="P23"><text:a xlink:type="simple" xlink:href="http://java.sun.com/docs/books/tutorial/java/IandI/index.html"><text:span text:style-name="T8">http://java.sun.com/docs/books/tutorial/java/IandI/index.html</text:span></text:a></text:p>
          </table:table-cell>
        </table:table-row>
      </table:table>
      <text:h text:style-name="P16" text:outline-level="2"><text:span text:style-name="T3">統合開発環境 </text:span><text:span text:style-name="T6">(IDE)</text:span><text:span text:style-name="T3">のご紹介</text:span></text:h>
      <text:p text:style-name="P24">Eclipse<text:span text:style-name="T3">は最もよく知られているJava統合開発環境の一つです。IDEの使用により、ウェブアプリケーションの開発・デバッグは簡単になります。さらに、ZKのソースコードをデバッグする作業を通してZKへの理解を深めることができます。</text:span></text:p>
      <text:p text:style-name="P24"><text:span text:style-name="T3">ステップ・バイ・ステップガイドは”</text:span>small talks<text:span text:style-name="T3">”より確認できます。</text:span></text:p>
      <text:p text:style-name="P25"><text:span text:style-name="T9"><text:tab/></text:span><text:a xlink:type="simple" xlink:href="http://www.zkoss.org/smalltalks/eclipse/ek.html"><text:span text:style-name="Internet_20_link">http://www.zkoss.org/smalltalks/eclipse/ek.html</text:span></text:a></text:p>
      <text:h text:style-name="P26" text:outline-level="1">1. <text:span text:style-name="T3">ダウンロード</text:span></text:h>
      <table:table table:name="Table1" table:style-name="Table1">
        <table:table-column table:style-name="Table1.A"/>
        <table:table-column table:style-name="Table1.B"/>
        <table:table-header-rows>
          <table:table-row>
            <table:table-cell table:style-name="Table1.A1" office:value-type="string">
              <text:p text:style-name="P27">File</text:p>
            </table:table-cell>
            <table:table-cell table:style-name="Table1.B1" office:value-type="string">
              <text:p text:style-name="P27">Des<text:span text:style-name="T6">cription</text:span></text:p>
            </table:table-cell>
          </table:table-row>
        </table:table-header-rows>
        <table:table-row>
          <table:table-cell table:style-name="Table1.A2" office:value-type="string">
            <text:p text:style-name="P28"><text:span text:style-name="Source_20_Text">zk-bin-</text:span><text:span text:style-name="T10">std</text:span><text:span text:style-name="Source_20_Text">-3.0.3</text:span><text:span text:style-name="T10">.tar.gz　</text:span><text:span text:style-name="Source_20_Text">zk-</text:span><text:span text:style-name="T10">bin-std-</text:span><text:span text:style-name="Source_20_Text">3.0.3</text:span><text:span text:style-name="T10">.zip</text:span></text:p>
          </table:table-cell>
          <table:table-cell table:style-name="Table1.B2" office:value-type="string">
            <text:p text:style-name="P29">Zkを使用するのに、必要なバイナリファイルと最低必要なライブラリーです。</text:p>
            <text:p text:style-name="P29">スタンダード版です。</text:p>
          </table:table-cell>
        </table:table-row>
        <table:table-row>
          <table:table-cell table:style-name="Table1.A2" office:value-type="string">
            <text:p text:style-name="P28"><text:span text:style-name="Source_20_Text">zk-bin-</text:span><text:span text:style-name="T10">prof</text:span><text:span text:style-name="Source_20_Text">-3.0.3</text:span><text:span text:style-name="T10">.tar.gz　</text:span><text:span text:style-name="Source_20_Text">zk-</text:span><text:span text:style-name="T10">bin-prof-</text:span><text:span text:style-name="Source_20_Text">3.0.3</text:span><text:span text:style-name="T10">.zip</text:span></text:p>
          </table:table-cell>
          <table:table-cell table:style-name="Table1.B2" office:value-type="string">
            <text:p text:style-name="P29">ZKのバイナリパッケージです。ZKスタンダード版にあるすべてのファイルと、JFreeChart・GoogleMaps<text:span text:style-name="T6">・Jasper Reports・</text:span>レイアウトコンポーネンツが含まれています。</text:p>
            <text:p text:style-name="P29">Pro版です。</text:p>
          </table:table-cell>
        </table:table-row>
        <table:table-row>
          <table:table-cell table:style-name="Table1.A2" office:value-type="string">
            <text:p text:style-name="P28"><text:span text:style-name="Source_20_Text">zk-bin-3.0.3</text:span><text:span text:style-name="T10">.tar.gz<text:line-break/></text:span><text:span text:style-name="Source_20_Text">zk-bin-3.0.3</text:span><text:span text:style-name="T10">.zip</text:span></text:p>
          </table:table-cell>
          <table:table-cell table:style-name="Table1.B2" office:value-type="string">
            <text:p text:style-name="P29">ZKのバイナリパッケージです。ZK Pro版にあるすべてのファイル、アクセシビリティ関係、パフォーマンス向上ファイル(<text:span text:style-name="T10">zkmax.jar</text:span><text:span text:style-name="T11">)、 Ruby/Groovy/</text:span><text:span text:style-name="T6">JavaScript/</text:span>MVEL/<text:span text:style-name="T6">OGNL</text:span>のためのプラグインなどが入っています。</text:p>
            <text:p text:style-name="P29">エンタープライズ版です。</text:p>
          </table:table-cell>
        </table:table-row>
        <table:table-row>
          <table:table-cell table:style-name="Table1.A2" office:value-type="string">
            <text:p text:style-name="P28"><text:span text:style-name="Source_20_Text">Zk-demo-</text:span><text:span text:style-name="T10">3.0.3</text:span><text:span text:style-name="Source_20_Text">.zip</text:span></text:p>
          </table:table-cell>
          <table:table-cell table:style-name="Table1.B2" office:value-type="string">
            <text:p text:style-name="P29">独立した<text:span text:style-name="Source_20_Text">zkdemo</text:span>アプリケーションをWARとEARのフォーマットで提供します。デモアプリケーションのソースコードも含まれています。</text:p>
            <text:p text:style-name="P29">デモ用サンプルを見るにはウェブサーバ等の設定は一切不要です。</text:p>
          </table:table-cell>
        </table:table-row>
        <table:table-row>
          <table:table-cell table:style-name="Table1.A2" office:value-type="string">
            <text:p text:style-name="P28"><text:span text:style-name="Source_20_Text">Zk-</text:span><text:span text:style-name="T10">javadoc-3.0.3.</text:span><text:span text:style-name="Source_20_Text">zip</text:span></text:p>
          </table:table-cell>
          <table:table-cell table:style-name="Table1.B2" office:value-type="string">
            <text:p text:style-name="P28"><text:span text:style-name="T3">ZKフレームワークにて</text:span>Java API<text:span text:style-name="T3">を使用するマニュアルです。</text:span></text:p>
          </table:table-cell>
        </table:table-row>
        <table:table-row>
          <table:table-cell table:style-name="Table1.A2" office:value-type="string">
            <text:p text:style-name="P28"><text:span text:style-name="Source_20_Text">Zk-</text:span><text:span text:style-name="T10">src-3.0.3.</text:span><text:span text:style-name="Source_20_Text">tar.gz</text:span></text:p>
          </table:table-cell>
          <table:table-cell table:style-name="Table1.B2" office:value-type="string">
            <text:p text:style-name="P29">ZKフレームワークのソースコードです。</text:p>
          </table:table-cell>
        </table:table-row>
      </table:table>
      <text:p text:style-name="P30"/>
      <text:h text:style-name="P26" text:outline-level="1">2. <text:span text:style-name="T3">デモファイルを実行してみよう</text:span></text:h>
      <text:p text:style-name="P21">ZKの能力を試すのであれば、下記のURLを参照しましょう。</text:p>
      <text:p text:style-name="P31"><text:span text:style-name="T12">　　</text:span><text:span text:style-name="T13"> </text:span><text:a xlink:type="simple" xlink:href="http://www.zkoss.org/zkdemo/userguide"><text:span text:style-name="T14">http://www.zkoss.org/zkdemo/userguide</text:span></text:a></text:p>
      <text:p text:style-name="P21">また、ローカルサーバでデモを実行する方法は次の通りです。</text:p>
      <text:list text:style-name="L2">
        <text:list-item>
          <text:p text:style-name="P32"><text:a xlink:type="simple" xlink:href="http://sourceforge.net/project/showfiles.php?group_id=152762&amp;package_id=169309"><text:span text:style-name="T15">S</text:span></text:a><text:a xlink:type="simple" xlink:href="http://sourceforge.net/project/showfiles.php?group_id=152762&amp;package_id=169309"><text:span text:style-name="T16">ource</text:span></text:a><text:a xlink:type="simple" xlink:href="http://sourceforge.net/project/showfiles.php?group_id=152762&amp;package_id=169309"><text:span text:style-name="T15">F</text:span></text:a><text:a xlink:type="simple" xlink:href="http://sourceforge.net/project/showfiles.php?group_id=152762&amp;package_id=169309"><text:span text:style-name="T16">orge.net</text:span></text:a><text:a xlink:type="simple" xlink:href="http://sourceforge.net/project/showfiles.php?group_id=152762&amp;package_id=169309"><text:span text:style-name="T15"> から次のファイルをダウンロードします： </text:span></text:a><text:a xlink:type="simple" xlink:href="http://sourceforge.net/project/showfiles.php?group_id=152762&amp;package_id=169309"><text:span text:style-name="T17">zk-demo-3.0.3.zip</text:span></text:a></text:p>
        </text:list-item>
        <text:list-item>
          <text:p text:style-name="P32"><text:span text:style-name="T11">ファイルを解凍し、</text:span><text:span text:style-name="Source_20_Text">zkdemo.war</text:span><text:span text:style-name="T9"> </text:span><text:span text:style-name="T11">か</text:span><text:span text:style-name="T9"> </text:span><text:span text:style-name="Source_20_Text">zkdemo.ear</text:span><text:span text:style-name="T11">をウェブサーバまたはアプリケーションサーバにデプロイします。</text:span><text:span text:style-name="T9"><text:line-break/><text:line-break/></text:span><text:span text:style-name="T11">ほとんどのサーバは管理用のコンソールを持ち、それを使えば簡単にアプリケーションをデプロイすることができます。手順は関連するマニュアルを参照するか、下記ZKコミュニティーのURLをご確認ください：</text:span><text:span text:style-name="T18"> </text:span><text:a xlink:type="simple" xlink:href="http://en.wikibooks.org/wiki/ZK/How-Tos#Installation_and_Configuration"><text:span text:style-name="T19">http://en.wikibooks.org/wiki/ZK/How-Tos#Installation_and_Configuration</text:span></text:a><text:span text:style-name="T18"><text:line-break/><text:line-break/>Tomcat</text:span><text:span text:style-name="T11">サーバの場合は、アプリケーションを</text:span><text:span text:style-name="T18"> </text:span><text:span text:style-name="T20">$TOMCAT_DIR/webapps</text:span><text:span text:style-name="T18"> </text:span><text:span text:style-name="T11">フォルダにコピーすればTomcatは自動的にデプロイしてくれます。</text:span></text:p>
        </text:list-item>
        <text:list-item>
          <text:p text:style-name="P33"><text:span text:style-name="Source_20_Text">zkdemo.war</text:span><text:span text:style-name="T11">のデプロイが完了しましたら、</text:span><text:a xlink:type="simple" xlink:href="http://localhost:8080/zkdemo-all/userguide"><text:span text:style-name="T19">http://localhost:8080/zkdemo/userguide</text:span></text:a><text:a xlink:type="simple" xlink:href="http://localhost:8080/zkdemo-all/userguide"><text:span text:style-name="T15">へアクセスしてみてください。ポート番号はウェブサーバの設定によって、必ずしも8080ではありません。ウェブサーバーにより、EARファイルしかデプロイできない場合があります。その場合は、</text:span></text:a><text:a xlink:type="simple" xlink:href="http://localhost:8080/zkdemo-all/userguide"><text:span text:style-name="T21">zkdemo.</text:span></text:a><text:a xlink:type="simple" xlink:href="http://localhost:8080/zkdemo-all/userguide"><text:span text:style-name="T22">ear</text:span></text:a><text:a xlink:type="simple" xlink:href="http://localhost:8080/zkdemo-all/userguide"><text:span text:style-name="T15">を使いましょう。</text:span></text:a></text:p>
        </text:list-item>
      </text:list>
      <text:h text:style-name="P26" text:outline-level="1">3. <text:span text:style-name="T3">インストール</text:span></text:h>
      <text:p text:style-name="P17">ZK<text:span text:style-name="T3">はライブラリー集</text:span>(the JAR files)<text:span text:style-name="T3">を持っています。これらのライブラリーをTomcatサーバへインストールする方法は二つあります。一つ目はこれらのファイルをウェブアプリケーションに添付(bundle)します。つまり、アプリケーションの</text:span><text:span text:style-name="T20">WEB-INF/lib</text:span><text:span text:style-name="T6"> </text:span><text:span text:style-name="T3">フォルダにコピーします。この方法のメリットは今後アプリケーションを他のウェブサーバにデプロイする際、サーバでの設定は不要になります。</text:span></text:p>
      <text:p text:style-name="P17"><text:span text:style-name="T3">二つ目はライブラリーを使用するウェブサーバまたはアプリケーションサーバにインストールします。つまり、共有フォルダにコピーします。</text:span> <text:span text:style-name="T3">(</text:span>Tomcat<text:span text:style-name="T3">の場合は</text:span><text:span text:style-name="Source_20_Text">shared/lib</text:span>)<text:span text:style-name="T3">。この方法のメリットは共有ディレクトリにアクセスできるすべてのアプリケーションはZKを使用することが可能になります。</text:span></text:p>
      <text:h text:style-name="P16" text:outline-level="2"><text:span text:style-name="T3">方法</text:span> 1: <text:span text:style-name="T3">ZKをアプリケーションに添付する</text:span></text:h>
      <text:p text:style-name="P21">ZKのライブラリーをウェブアプリケーションの適当なフォルダにコピーすることで、アプリケーションをサーバへデプロイする際、サーバ側の設定は一切不要になります。</text:p>
      <text:p text:style-name="P34">ZK<text:span text:style-name="T3">ライブラリーをWARファイルに添付する(ウェブアプリ)</text:span></text:p>
      <text:list text:style-name="L3">
        <text:list-item>
          <text:p text:style-name="P35"><text:span text:style-name="Source_20_Text">zk-</text:span><text:span text:style-name="T10">bin-</text:span><text:span text:style-name="Source_20_Text">3.0.3</text:span><text:span text:style-name="T10">.zip</text:span> <text:span text:style-name="T3">または</text:span><text:span text:style-name="Source_20_Text"> zk-bin-3.0.3</text:span><text:span text:style-name="T10">.tar.gz</text:span><text:span text:style-name="T3">を解凍します。</text:span></text:p>
        </text:list-item>
        <text:list-item>
          <text:p text:style-name="P35"><text:span text:style-name="Source_20_Text">dist/lib/*.jar, dis</text:span><text:span text:style-name="T20">t/zkforge/*.jar,</text:span><text:span text:style-name="Source_20_Text"> dist/lib/ext/*.jar</text:span> <text:span text:style-name="T3">をウェブアプリケーションの</text:span><text:span text:style-name="Source_20_Text">/WEB-INF/lib</text:span> ディレクトリー<text:span text:style-name="T3">にコピーします。</text:span></text:p>
          <text:p text:style-name="P35"><text:span text:style-name="Source_20_Text">dis</text:span><text:span text:style-name="T20">t/zkforge </text:span><text:span text:style-name="T3">の下にある全部のライブラリーと</text:span><text:span text:style-name="T20">dist/lib/ext</text:span><text:span text:style-name="T3">の下にある一部のライブラリーはオプションライブラリーです。オプションファイルにつしては次の章をご覧ください。</text:span></text:p>
        </text:list-item>
      </text:list>
      <text:p text:style-name="P34">ZK<text:span text:style-name="T3">ライブラリーを</text:span>EAR<text:span text:style-name="T3">ファイルに添付する</text:span>(the Jav<text:span text:style-name="T6">a EE application)</text:span></text:p>
      <text:list text:style-name="L3">
        <text:list-item text:start-value="1">
          <text:p text:style-name="P35"><text:span text:style-name="Source_20_Text">zk-bin-3.0.3</text:span><text:span text:style-name="T10">.zip</text:span><text:span text:style-name="T3"> か</text:span> <text:span text:style-name="Source_20_Text">zk-bin-3.0.3</text:span><text:span text:style-name="T10">.tar.gz</text:span><text:span text:style-name="T3">を解凍します。</text:span></text:p>
        </text:list-item>
        <text:list-item>
          <text:p text:style-name="P35"><text:span text:style-name="Source_20_Text">dist/lib/*.jar, dis</text:span><text:span text:style-name="T20">t/zkforge/*.jar,</text:span><text:span text:style-name="Source_20_Text"> dist/lib/ext/*.jar</text:span> <text:span text:style-name="T3">をJava Eeアプリケーションのホームディレクトリーにコピーします。</text:span></text:p>
          <text:p text:style-name="P35"><text:span text:style-name="T10">dis</text:span><text:span text:style-name="T20">t/zkforge</text:span><text:span text:style-name="T18"> </text:span><text:span text:style-name="T3">の下にある全部のライブラリーと</text:span><text:span text:style-name="T20">dist/lib/ext</text:span><text:span text:style-name="T11">の下にある一部のライブラリーはオプションです。オプションファイルにつしては次の章をご覧ください。</text:span></text:p>
        </text:list-item>
      </text:list>
      <text:h text:style-name="P16" text:outline-level="2"><text:span text:style-name="T3">方法</text:span> 2: ZK<text:span text:style-name="T3">ライブラリー</text:span>を<text:span text:style-name="T3">共有フォルダに置く</text:span></text:h>
      <text:p text:style-name="P21">この方法はZKライブラリーを共有フォルダに置きます。やり方はウェブサーバによって違います。</text:p>
      <text:p text:style-name="P34"><text:span text:style-name="T3">ZKを</text:span>Tomcat<text:span text:style-name="T3">にインストール</text:span></text:p>
      <text:list text:style-name="L4">
        <text:list-item>
          <text:p text:style-name="P36"><text:a xlink:type="simple" xlink:href="http://tomcat.apache.org/"><text:span text:style-name="Internet_20_link">http://tomcat.apache.org</text:span></text:a><text:span text:style-name="Internet_20_link"> </text:span><text:span text:style-name="T11">からTomcatをダウンロードし、インストールします。</text:span></text:p>
        </text:list-item>
        <text:list-item>
          <text:p text:style-name="P37">Tomcat<text:span text:style-name="T3">を停止します。</text:span></text:p>
        </text:list-item>
        <text:list-item>
          <text:p text:style-name="P37"><text:span text:style-name="Source_20_Text">zk-bin-3.0.3</text:span><text:span text:style-name="T10">.zip </text:span><text:span text:style-name="T3">もしくは</text:span> <text:span text:style-name="Source_20_Text">zk-bin-3.0.3</text:span><text:span text:style-name="T10">.tar.gz</text:span><text:span text:style-name="T3">を解凍します。</text:span></text:p>
        </text:list-item>
        <text:list-item>
          <text:p text:style-name="P37"><text:span text:style-name="Source_20_Text">dist/lib/*.jar</text:span><text:span text:style-name="T3">と</text:span><text:span text:style-name="Source_20_Text"> dis</text:span><text:span text:style-name="T20">t/zkforge/*.jar</text:span><text:span text:style-name="T10">と</text:span><text:span text:style-name="Source_20_Text"> dist/lib/ext/*.jar</text:span> <text:span text:style-name="T3">を</text:span> <text:span text:style-name="Source_20_Text">$TOMCAT_HOME</text:span><text:span text:style-name="Source_20_Text"><text:note text:id="ftn1" text:note-class="footnote"><text:note-citation>1</text:note-citation><text:note-body><text:p text:style-name="P38">$TOMCAT_HOME <text:span text:style-name="T3">は</text:span>Tomcat<text:span text:style-name="T3">をインストールしたホームディレクトリーです。</text:span></text:p></text:note-body></text:note></text:span><text:span text:style-name="Source_20_Text">/shared/lib</text:span><text:span text:style-name="T3">　にコピーします。</text:span><text:line-break/><text:span text:style-name="Source_20_Text">dis</text:span><text:span text:style-name="T20">t/zkforge</text:span><text:span text:style-name="T6"> の</text:span><text:span text:style-name="T3">全てのライブラリーと</text:span><text:span text:style-name="T20">dist/lib/ext </text:span><text:span text:style-name="T3">にある一部のライブラリーはオプションです。オプションファイルにつしては次の章をご覧ください。</text:span></text:p>
        </text:list-item>
        <text:list-item>
          <text:p text:style-name="P37">Tomcat<text:span text:style-name="T3">を再起動します。</text:span></text:p>
        </text:list-item>
      </text:list>
      <text:p text:style-name="P39"><text:span text:style-name="T11">上記手順に従ってライブラリーのコピーが完了したら、ウェブアプリケーション(</text:span><text:span text:style-name="T20">demo/bin/zkdemo-min.war</text:span><text:span text:style-name="T18">) </text:span><text:span text:style-name="T11">を</text:span><text:span text:style-name="T18">Tomcat</text:span><text:span text:style-name="T11">にデプロイしましょう。Tomcatマネジャーを利用してデプロイするか、ファイルを</text:span><text:span text:style-name="T9"> </text:span><text:span text:style-name="Source_20_Text">$TOMCAT_HOME/webapps</text:span><text:span text:style-name="T9"> </text:span><text:span text:style-name="T11">にコピーします。</text:span><text:span text:style-name="T9"> </text:span><text:span text:style-name="T11">ファイルをコピーする場合、Tomcatを一旦停止しなければなりません。デプロイが完了したら</text:span><text:a xlink:type="simple" xlink:href="http://localhost/zkdemo/userguide"><text:span text:style-name="T23">http://localhost:8080/zkdemo/userguide</text:span></text:a><text:span text:style-name="T9">より結果を確認できます。なお、上記のパスはウェブサーバの設定により異なります。</text:span></text:p>
      <text:p text:style-name="P34">ZK<text:span text:style-name="T3">を</text:span>Jetty<text:span text:style-name="T3">にインストール</text:span></text:p>
      <text:list text:style-name="L5">
        <text:list-item>
          <text:p text:style-name="P40"><text:a xlink:type="simple" xlink:href="http://www.mortbay.org/jetty/index.html"><text:span text:style-name="T24">http://www.mortbay.org/jetty/index.html</text:span></text:a><text:span text:style-name="T25"> </text:span><text:span text:style-name="T11">からJettyをダウンロードし、インストール</text:span><text:span text:style-name="T11"><text:note text:id="ftn2" text:note-class="footnote"><text:note-citation>2</text:note-citation><text:note-body><text:p text:style-name="Footnote"><text:a xlink:type="simple" xlink:href="http://docs.codehaus.org/display/JETTY/Jetty+Documentation"><text:span text:style-name="T26">http://docs.codehaus.org/display/JETTY/Jetty+Documentation</text:span></text:a></text:p></text:note-body></text:note></text:span><text:span text:style-name="T11">します。</text:span></text:p>
        </text:list-item>
        <text:list-item>
          <text:p text:style-name="P41">Jetty<text:span text:style-name="T3">を停止します。</text:span></text:p>
        </text:list-item>
        <text:list-item>
          <text:p text:style-name="P41"><text:span text:style-name="Source_20_Text">zk-bin-3.0.3</text:span><text:span text:style-name="T10">.zip</text:span><text:span text:style-name="T3"> もしくは</text:span> <text:span text:style-name="Source_20_Text">zk-bin-3.0.3</text:span><text:span text:style-name="T10">.tar.gz</text:span><text:span text:style-name="T3">を解凍します。</text:span></text:p>
        </text:list-item>
        <text:list-item>
          <text:p text:style-name="P41"><text:span text:style-name="Source_20_Text">dist/lib/*.jar</text:span><text:span text:style-name="T3">と</text:span><text:span text:style-name="Source_20_Text"> dis</text:span><text:span text:style-name="T20">t/zkforge/*.jar</text:span><text:span text:style-name="T3">と</text:span> <text:span text:style-name="Source_20_Text">dist/lib/ext/*.jar</text:span> <text:span text:style-name="T3">を </text:span><text:span text:style-name="Source_20_Text">$JETTY_HOME/ext</text:span><text:span text:style-name="T3">にコピーします。</text:span><text:span text:style-name="T20">dist/zkforge</text:span><text:span text:style-name="T6"> </text:span><text:span text:style-name="T3">にある全てのライブラリーと</text:span><text:span text:style-name="T6"> </text:span><text:span text:style-name="T20">dist/lib/ext</text:span><text:span text:style-name="T6"> </text:span><text:span text:style-name="T3">にある一部のライブラリーはオプションライブラリーです。オプションファイルにつしては次の章をご覧ください。</text:span></text:p>
        </text:list-item>
        <text:list-item>
          <text:p text:style-name="P41">Jetty<text:span text:style-name="T3">を再起動します。</text:span></text:p>
        </text:list-item>
      </text:list>
      <text:p text:style-name="P42"><text:span text:style-name="T11">上記手順に従ってライブラリーのコピーが完了したら、ウェブアプリケーション（</text:span><text:span text:style-name="T20">demo/bin/zkdemo-min.war</text:span><text:span text:style-name="T11">) を</text:span><text:span text:style-name="T18"> </text:span><text:span text:style-name="T20">$JETTY_HOME/webapps</text:span><text:span text:style-name="T18"> </text:span><text:span text:style-name="T11">にコピーしましょう。デプロイ成功したら</text:span><text:span text:style-name="T10"> </text:span><text:a xlink:type="simple" xlink:href="http://localhost/zkdemo/userguide"><text:span text:style-name="Source_20_Text">http://localhost:8080/zkdemo/userguide</text:span></text:a><text:a xlink:type="simple" xlink:href="http://localhost/zkdemo/userguide">より結果を確認できます。なお、</text:a><text:span text:style-name="T11">上記のパスはウェブサーバの設定により異なります。</text:span></text:p>
      <text:h text:style-name="P16" text:outline-level="2">MySQL<text:note text:id="ftn3" text:note-class="footnote"><text:note-citation>3</text:note-citation><text:note-body><text:p text:style-name="Footnote"><text:a xlink:type="simple" xlink:href="http://www-jp.mysql.com/"><text:span text:style-name="T26">http://www-jp.mysql.com/</text:span></text:a></text:p></text:note-body></text:note><text:span text:style-name="T3">を使う</text:span></text:h>
      <text:p text:style-name="P30"><text:span text:style-name="T3">z</text:span>script<text:span text:style-name="T3">にてコネクションを張るには</text:span>MySQL JDBC<text:span text:style-name="T6"> </text:span><text:span text:style-name="T3">ドライバ</text:span><text:span text:style-name="T6">( mysql-connector-*.jar ) </text:span><text:span text:style-name="T3">を</text:span><text:span text:style-name="T10"> </text:span><text:span text:style-name="T20">$TOMCAT_DIR/common/lib</text:span><text:span text:style-name="T3">に置かなければなりません。</text:span></text:p>
      <text:h text:style-name="P26" text:outline-level="1">4. <text:span text:style-name="T3">ZKパッケージ</text:span></text:h>
      <text:p text:style-name="P43"><text:span text:style-name="T3">この章は</text:span><text:span text:style-name="Source_20_Text">zk-bin-3.0.3</text:span><text:span text:style-name="T10">.zip</text:span>について<text:span text:style-name="T3">説明します。</text:span></text:p>
      <text:h text:style-name="P16" text:outline-level="2">/doc</text:h>
      <text:p text:style-name="P44">コピーライト・リリースノート等ドキュメントはこのフォルダに入っています。</text:p>
      <text:h text:style-name="P16" text:outline-level="2">/dist/lib</text:h>
      <text:p text:style-name="P44">ZKを実行するのに必要なライブラリーはこのフォルダにあります。</text:p>
      <text:h text:style-name="P16" text:outline-level="2">/dist/lib/zkforge</text:h>
      <text:p text:style-name="P45"><text:span text:style-name="T3">FCKedeitorやDojo等</text:span><text:span text:style-name="T6">ZK Forge</text:span><text:span text:style-name="T3">のコンポーネンツはこのフォルダに入っています。これらのコンポーネンツを使用する場合のみ、下記のファイルが必要です。</text:span></text:p>
      <table:table table:name="Table5" table:style-name="Table5">
        <table:table-column table:style-name="Table5.A"/>
        <table:table-column table:style-name="Table5.B"/>
        <table:table-header-rows>
          <table:table-row>
            <table:table-cell table:style-name="Table5.A1" office:value-type="string">
              <text:p text:style-name="P27">File</text:p>
            </table:table-cell>
            <table:table-cell table:style-name="Table5.B1" office:value-type="string">
              <text:p text:style-name="P27">Des<text:span text:style-name="T6">cription</text:span></text:p>
            </table:table-cell>
          </table:table-row>
        </table:table-header-rows>
        <table:table-row>
          <table:table-cell table:style-name="Table5.A2" office:value-type="string">
            <text:p text:style-name="P28"><text:span text:style-name="Source_20_Text">dojoz.jar</text:span></text:p>
          </table:table-cell>
          <table:table-cell table:style-name="Table5.B2" office:value-type="string">
            <text:p text:style-name="P28"><text:span text:style-name="T6">ZK DOJO </text:span><text:span text:style-name="T3">コンポーネントを使う場合に必要</text:span></text:p>
            <text:p text:style-name="P46">Version: 0.4.1_1</text:p>
          </table:table-cell>
        </table:table-row>
        <table:table-row>
          <table:table-cell table:style-name="Table5.A2" office:value-type="string">
            <text:p text:style-name="P28"><text:span text:style-name="Source_20_Text">fckez.jar</text:span></text:p>
          </table:table-cell>
          <table:table-cell table:style-name="Table5.B2" office:value-type="string">
            <text:p text:style-name="P28"><text:span text:style-name="T6">ZK FCKeditor</text:span><text:span text:style-name="T3">コンポーネントを使う場合に必要</text:span></text:p>
            <text:p text:style-name="P46">Version: 2.5.1_1</text:p>
          </table:table-cell>
        </table:table-row>
        <table:table-row>
          <table:table-cell table:style-name="Table5.A2" office:value-type="string">
            <text:p text:style-name="P28"><text:span text:style-name="Source_20_Text">gmapsz.jar</text:span></text:p>
          </table:table-cell>
          <table:table-cell table:style-name="Table5.B2" office:value-type="string">
            <text:p text:style-name="P28"><text:span text:style-name="T6">ZK Google Maps</text:span><text:span text:style-name="T3">コンポーネントを使う場合に必要</text:span></text:p>
            <text:p text:style-name="P46">Version: 2.0_7</text:p>
          </table:table-cell>
        </table:table-row>
        <table:table-row>
          <table:table-cell table:style-name="Table5.A2" office:value-type="string">
            <text:p text:style-name="P28"><text:span text:style-name="Source_20_Text">timelinez.jar</text:span></text:p>
          </table:table-cell>
          <table:table-cell table:style-name="Table5.B2" office:value-type="string">
            <text:p text:style-name="P28"><text:span text:style-name="T6">ZK Timeline</text:span><text:span text:style-name="T3">コンポーネントを使う場合に必要</text:span></text:p>
            <text:p text:style-name="P46">Version: 1.2_1</text:p>
          </table:table-cell>
        </table:table-row>
      </table:table>
      <text:h text:style-name="P16" text:outline-level="2">/dist/lib/ext</text:h>
      <text:p text:style-name="P44">ZKを実行するのに必要な外部ライブラリーはこちらになります。一般的なライブラリーですので、既にインストールされている可能性があります。</text:p>
      <text:p text:style-name="P44">オプションのjarファイルは以下です。デザインにより、必要なものだけコピーしましょう。</text:p>
      <table:table table:name="Table4" table:style-name="Table4">
        <table:table-column table:style-name="Table4.A"/>
        <table:table-column table:style-name="Table4.B"/>
        <table:table-header-rows>
          <table:table-row>
            <table:table-cell table:style-name="Table4.A1" office:value-type="string">
              <text:p text:style-name="P27">File</text:p>
            </table:table-cell>
            <table:table-cell table:style-name="Table4.B1" office:value-type="string">
              <text:p text:style-name="P27">Des<text:span text:style-name="T6">cription</text:span></text:p>
            </table:table-cell>
          </table:table-row>
        </table:table-header-rows>
        <table:table-row>
          <table:table-cell table:style-name="Table4.A2" office:value-type="string">
            <text:p text:style-name="P28"><text:span text:style-name="Source_20_Text">com</text:span><text:span text:style-name="T20">mons-fileupload.jar<text:line-break/>commons-io.jar</text:span></text:p>
          </table:table-cell>
          <table:table-cell table:style-name="Table4.B2" office:value-type="string">
            <text:p text:style-name="P29">これらのファイルでアップロード機能を実現する場合に使う</text:p>
            <text:p text:style-name="P46">Version: Commons Fileupload 1.2 and Commons IO 1.3.1</text:p>
          </table:table-cell>
        </table:table-row>
        <table:table-row>
          <table:table-cell table:style-name="Table4.A2" office:value-type="string">
            <text:p text:style-name="P28"><text:span text:style-name="Source_20_Text">jcommon.jar<text:line-break/>jfreechar.jar</text:span></text:p>
          </table:table-cell>
          <table:table-cell table:style-name="Table4.B2" office:value-type="string">
            <text:p text:style-name="P28"><text:span text:style-name="T6">ZUL</text:span><text:span text:style-name="T3">のチャートコンポーネントを使用する場合に使う</text:span><text:span text:style-name="T6">.</text:span></text:p>
            <text:p text:style-name="P47"><text:span text:style-name="T9">Version: </text:span><text:a xlink:type="simple" xlink:href="http://www.jfree.org/jfreechart/">JFreeChart</text:a><text:span text:style-name="T9"> 1.0.9 and </text:span><text:a xlink:type="simple" xlink:href="http://www.jfree.org/jcommon">JCommon</text:a><text:span text:style-name="T9"> 1.0.12</text:span></text:p>
            <text:p text:style-name="P29">[スタンダード版には入っておりません]</text:p>
          </table:table-cell>
        </table:table-row>
        <table:table-row>
          <table:table-cell table:style-name="Table4.A2" office:value-type="string">
            <text:p text:style-name="P48">jasperreports.jar<text:line-break/>itext.jar<text:line-break/>jxl.jar<text:line-break/>com<text:span text:style-name="T6">mons-collections.jar<text:line-break/>commons-logging.jar</text:span></text:p>
          </table:table-cell>
          <table:table-cell table:style-name="Table4.B2" office:value-type="string">
            <text:p text:style-name="Table_20_Contents"><text:span text:style-name="T6">jasperreport </text:span><text:span text:style-name="T3">コンポーネントを使用する場合に使う</text:span></text:p>
            <text:p text:style-name="P49">Version: Jasper Reports 2.0.4<text:line-break/>(itext: 1.3.1, commons-collections: 2.1, commons-logging: 1.0.2, jxl: 2.6)</text:p>
            <text:p text:style-name="P50">[スタンダード版には入っておりません]</text:p>
          </table:table-cell>
        </table:table-row>
        <table:table-row>
          <table:table-cell table:style-name="Table4.A2" office:value-type="string">
            <text:p text:style-name="P28"><text:span text:style-name="Source_20_Text">bsh.jar</text:span></text:p>
          </table:table-cell>
          <table:table-cell table:style-name="Table4.B2" office:value-type="string">
            <text:p text:style-name="P51"><text:span text:style-name="T9">Jav</text:span><text:span text:style-name="T18">a interpreter (</text:span><text:a xlink:type="simple" xlink:href="http://www.beanshell.org/"><text:span text:style-name="T16">BeanShell</text:span></text:a><text:span text:style-name="T18">)</text:span><text:span text:style-name="T11">でスクリプトを作成する場合に使う</text:span></text:p>
            <text:p text:style-name="P47"><text:span text:style-name="T9">Version: </text:span><text:a xlink:type="simple" xlink:href="http://www.beanshell.org/">BeanShell</text:a><text:span text:style-name="T9"> 2.0b4</text:span></text:p>
          </table:table-cell>
        </table:table-row>
        <table:table-row>
          <table:table-cell table:style-name="Table4.A2" office:value-type="string">
            <text:p text:style-name="P28"><text:span text:style-name="Source_20_Text">js.jar</text:span></text:p>
          </table:table-cell>
          <table:table-cell table:style-name="Table4.B2" office:value-type="string">
            <text:p text:style-name="P51"><text:span text:style-name="T9">Jav</text:span><text:span text:style-name="T18">aScript (</text:span><text:a xlink:type="simple" xlink:href="http://www.mozilla.org/rhino/"><text:span text:style-name="T16">Rhino</text:span></text:a><text:span text:style-name="T18">)</text:span><text:span text:style-name="T11">でスクリプトを作成する場合に使う</text:span></text:p>
            <text:p text:style-name="P46">Version: Rhino 1.6R5</text:p>
            <text:p text:style-name="P29">[スタンダード版・Pro版には入っておりません]</text:p>
          </table:table-cell>
        </table:table-row>
        <table:table-row>
          <table:table-cell table:style-name="Table4.A2" office:value-type="string">
            <text:p text:style-name="P28"><text:span text:style-name="Source_20_Text">groovy.jar</text:span></text:p>
          </table:table-cell>
          <table:table-cell table:style-name="Table4.B2" office:value-type="string">
            <text:p text:style-name="P51"><text:a xlink:type="simple" xlink:href="http://groovy.codehaus.org/"><text:span text:style-name="T16">Groovy</text:span></text:a><text:a xlink:type="simple" xlink:href="http://groovy.codehaus.org/"><text:span text:style-name="T15">でスクリプトを作成する場合に使う</text:span></text:a></text:p>
            <text:p text:style-name="P47"><text:span text:style-name="T9">Version: </text:span><text:a xlink:type="simple" xlink:href="http://groovy.codehaus.org/">Groovy</text:a><text:span text:style-name="T9"> 1.5.1 (groovy-all)</text:span></text:p>
            <text:p text:style-name="P29">[スタンダード版・Pro版には入っておりません]</text:p>
          </table:table-cell>
        </table:table-row>
        <table:table-row>
          <table:table-cell table:style-name="Table4.A2" office:value-type="string">
            <text:p text:style-name="P28"><text:span text:style-name="Source_20_Text">jruby.jar</text:span></text:p>
          </table:table-cell>
          <table:table-cell table:style-name="Table4.B2" office:value-type="string">
            <text:p text:style-name="P51"><text:span text:style-name="T18">Ruby (</text:span><text:a xlink:type="simple" xlink:href="http://jruby.codehaus.org/"><text:span text:style-name="T16">JRuby</text:span></text:a><text:span text:style-name="T18">)</text:span><text:span text:style-name="T11">でスクリプトを作成する場合に使う</text:span></text:p>
            <text:p text:style-name="P47"><text:span text:style-name="T9">Version: </text:span><text:a xlink:type="simple" xlink:href="http://jruby.codehaus.org/">JRuby</text:a><text:span text:style-name="T9"> 1.0.1 (jruby-complete)</text:span></text:p>
            <text:p text:style-name="P29">[スタンダード版・Pro版には入っておりません]</text:p>
          </table:table-cell>
        </table:table-row>
        <table:table-row>
          <table:table-cell table:style-name="Table4.A2" office:value-type="string">
            <text:p text:style-name="P28"><text:span text:style-name="Source_20_Text">Filters.jar</text:span></text:p>
          </table:table-cell>
          <table:table-cell table:style-name="Table4.B2" office:value-type="string">
            <text:p text:style-name="P28"><text:span text:style-name="T20">captcha</text:span><text:span text:style-name="T6"> </text:span><text:span text:style-name="T3">コンポーネントを使用する場合に使う</text:span></text:p>
            <text:p text:style-name="P46">Version: JH Labs Java Image Filters</text:p>
            <text:p text:style-name="P29">[スタンダード版には入っておりません]</text:p>
          </table:table-cell>
        </table:table-row>
        <table:table-row>
          <table:table-cell table:style-name="Table4.A2" office:value-type="string">
            <text:p text:style-name="P29"><text:span text:style-name="Source_20_Text">mvel</text:span><text:span text:style-name="T10">.jar</text:span></text:p>
          </table:table-cell>
          <table:table-cell table:style-name="Table4.B2" office:value-type="string">
            <text:p text:style-name="P29">MVELを使用する場合に使う</text:p>
            <text:p text:style-name="P29">Version: MVEL <text:span text:style-name="T6">1.2.21 (</text:span>Java1.4用)</text:p>
            <text:p text:style-name="P29">[スタンダード版・Pro版には入っておりません]</text:p>
          </table:table-cell>
        </table:table-row>
        <table:table-row>
          <table:table-cell table:style-name="Table4.A2" office:value-type="string">
            <text:p text:style-name="P29"><text:span text:style-name="T20">ognl.jar</text:span></text:p>
          </table:table-cell>
          <table:table-cell table:style-name="Table4.B2" office:value-type="string">
            <text:p text:style-name="P29"><text:span text:style-name="T6">OGNL</text:span>を使用する場合に使う</text:p>
            <text:p text:style-name="P29">Version: <text:span text:style-name="T6">OGNL 2.6.9</text:span></text:p>
            <text:p text:style-name="P29">[スタンダード版・Pro版には入っておりません]</text:p>
          </table:table-cell>
        </table:table-row>
      </table:table>
      <text:h text:style-name="P16" text:outline-level="2">/dist/src</text:h>
      <text:p text:style-name="P45"><text:span text:style-name="T3">Eclipse等IDEをデバッグするに使うソースコードはJARファイルの形で保存されています。これらのファイルからバイナリライブラリーを編集することはできません。編集する場合は</text:span><text:span text:style-name="T20">zk-src-3.0.3</text:span><text:span text:style-name="T10">.tar.gz</text:span><text:span text:style-name="T3">をダウンロードし、解凍してください。</text:span></text:p>
      <text:h text:style-name="P16" text:outline-level="2">/dist/xsd</text:h>
      <text:p text:style-name="P44">ZKアプリケーションを開発する際便利なXSDファイルはこちらです。</text:p>
      <text:h text:style-name="P16" text:outline-level="2">/dist/WEB-INF</text:h>
      <text:p text:style-name="P45"><text:span text:style-name="T3">ZKアプリケーションを開発する際便利な</text:span><text:span text:style-name="T6">TLD</text:span><text:span text:style-name="T3">ファイルはこのフォルダに入っています。</text:span></text:p>
      <text:h text:style-name="P26" text:outline-level="1">5. <text:span text:style-name="T3">デモパッケージ</text:span></text:h>
      <text:p text:style-name="P52"><text:span text:style-name="T3">この章は</text:span>zk-demo-3.0.3<text:span text:style-name="T3">.zipについて説明します。</text:span></text:p>
      <text:h text:style-name="P16" text:outline-level="2">/</text:h>
      <text:p text:style-name="P45"><text:span text:style-name="Source_20_Text">zkdemo.war</text:span><text:span text:style-name="T10">、</text:span><text:span text:style-name="Source_20_Text">zkdemo-min.war</text:span><text:span text:style-name="T10">、</text:span><text:span text:style-name="Source_20_Text">zkdemos.ear</text:span><text:span text:style-name="T10">、</text:span><text:span text:style-name="Source_20_Text">zkdemos-min.ear</text:span>計<text:span text:style-name="T3">４</text:span>つの<text:span text:style-name="T3">実行ファイルがこのフォルダに入っています。詳細は</text:span><text:span text:style-name="T6"> </text:span><text:span text:style-name="T27">3.インストール</text:span><text:span text:style-name="T6"> </text:span><text:span text:style-name="T3">を参考にしてください。</text:span></text:p>
      <text:h text:style-name="P16" text:outline-level="2">/zkdemo</text:h>
      <text:p text:style-name="P44">ライブデモのソースコードはこちらに入っています。</text:p>
      <text:h text:style-name="P16" text:outline-level="2">/MyApp</text:h>
      <text:p text:style-name="P44">このディレクトリーの下でウェブアプリケーションを新規作成しましょう。</text:p>
      <text:h text:style-name="P26" text:outline-level="1">6. <text:span text:style-name="T3">初めてのZKアプリ</text:span></text:h>
      <text:p text:style-name="P34">WEB-INF/web.xml<text:span text:style-name="T3">を用意しましょう</text:span></text:p>
      <text:p text:style-name="P45"><text:span text:style-name="T3">まずは以下の内容をWEB-INFの下にある</text:span><text:span text:style-name="Source_20_Text">web.xml</text:span><text:span text:style-name="T3">にコピーしましょう。新しいアプリケーションを開発するたびに必ずこれを実行しなければなりません。次にZUL・ZHTMLファイルを適当なディレクトリーにコピーします。</text:span></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Used to cleanup when a session is destroyed&lt;/description&gt;</text:p>
      <text:p text:style-name="Code_20_Indent"><text:tab/><text:tab/>&lt;display-name&gt;ZK Session Cleaner&lt;/display-name&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tab/>&lt;/servlet-mapping&gt;</text:p>
      <text:p text:style-name="Code_20_Indent"><text:tab/>&lt;!-- //// --&gt;</text:p>
      <text:p text:style-name="Code_20_Indent"/>
      <text:p text:style-name="Code_20_Indent"><text:tab/>&lt;!-- MIME mapping --&gt;</text:p>
      <text:p text:style-name="Code_20_Indent"><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tab/><text:tab/>&lt;welcome-file&gt;index.html&lt;/welcome-file&gt;</text:p>
      <text:p text:style-name="Code_20_Indent"><text:tab/><text:tab/>&lt;welcome-file&gt;index.htm&lt;/welcome-file&gt;</text:p>
      <text:p text:style-name="Code_20_Indent"><text:tab/>&lt;/welcome-file-list&gt;</text:p>
      <text:p text:style-name="P53"><text:span text:style-name="Source_20_Text">&lt;/web-app&gt;</text:span></text:p>
      <text:h text:style-name="P16" text:outline-level="2"><text:span text:style-name="T3">初めての </text:span>Hello World</text:h>
      <text:p text:style-name="P54"><text:span text:style-name="T11">以下のプログラムと同じ内容の</text:span><text:span text:style-name="T9">hello.zul</text:span><text:span text:style-name="T11">ファイルを作りましょう。そうすればブラウザ(　</text:span><text:a xlink:type="simple" xlink:href="http://localhost:8080/zkdemo/hello.zul">http://localhost:8080/zkdemo/hello.zul</text:a><text:span text:style-name="T11"> )から結果が確認できます。パスはウェブサーバの設定により異なります。</text:span></text:p>
      <text:p text:style-name="Code_20_Indent">&lt;window title="My First window" border="normal" width="200px"&gt;</text:p>
      <text:p text:style-name="Code_20_Indent"><text:tab/>Hello, World!</text:p>
      <text:p text:style-name="P53"><text:span text:style-name="Source_20_Text">&lt;/window&gt;</text:span></text:p>
      <text:p text:style-name="P21">結果は以下の通りです：</text:p>
      <text:p text:style-name="P21"><draw:frame draw:style-name="fr2" draw:name="graphics1" text:anchor-type="paragraph" svg:width="5.477cm" svg:height="1.508cm" draw:z-index="1"><draw:image xlink:href="../images/hello.gif" xlink:type="simple" xlink:show="embed" xlink:actuate="onLoad"/></draw:frame></text:p>
      <text:p text:style-name="P31"><text:span text:style-name="T11">ここで注意しなければならないのは、</text:span><text:span text:style-name="T18">hello.zul</text:span><text:span text:style-name="T11">はXUL</text:span><text:span text:style-name="T11"><text:note text:id="ftn4" text:note-class="footnote"><text:note-citation>4</text:note-citation><text:note-body><text:p text:style-name="Footnote"><text:a xlink:type="simple" xlink:href="http://xul.sourceforge.net/mozilla.html">http://</text:a><text:a xlink:type="simple" xlink:href="http://xul.sourceforge.net/mozilla.html"><text:span text:style-name="T26">xul.sourceforge.net/mozilla.html</text:span></text:a></text:p></text:note-body></text:note></text:span><text:span text:style-name="T11">と類似していますが、それはXULではなくZUMLです。ZLローダーはZUMLをIE等のブラウザが読めるHTMLページに変換します。詳しくは「開発者ガイド」をご覧くだ</text:span><text:span text:style-name="T28">さい。</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MS PGothic" fo:font-size="10pt" style:font-name-asian="MS PGothic"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text-properties style:font-name="MS PGothic" style:font-name-asian="MS PGothic"/>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MS PGothic"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Untitled1" style:family="text">
      <style:text-properties style:font-name="MS PGothic" style:font-name-asian="MS PGoth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5</text:page-number> of <text:page-count>1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8-01-31T18:23:43</dc:date>
    <dc:language>en-US</dc:language>
    <meta:editing-cycles>1111</meta:editing-cycles>
    <meta:editing-duration>P4DT3H40M49S</meta:editing-duration>
    <meta:user-defined meta:name="Info 1"/>
    <meta:user-defined meta:name="Info 2"/>
    <meta:user-defined meta:name="Info 3"/>
    <meta:user-defined meta:name="Info 4"/>
    <meta:document-statistic meta:table-count="5" meta:image-count="2" meta:object-count="0" meta:page-count="15" meta:paragraph-count="308" meta:word-count="2921" meta:character-count="11507"/>
  </office:meta>
</office:document-meta>
</file>